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4cm"/>
    </style:style>
    <style:style style:name="co2" style:family="table-column">
      <style:table-column-properties fo:break-before="auto" style:column-width="6.9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Links from main page</text:p>
          </table:table-cell>
          <table:table-cell table:number-columns-repeated="4"/>
          <table:table-cell table:style-name="ce4"/>
        </table:table-row>
        <table:table-row table:style-name="ro2">
          <table:table-cell office:value-type="string" calcext:value-type="string">
            <text:p>draw_minicubes('B',6)</text:p>
          </table:table-cell>
          <table:table-cell office:value-type="string" calcext:value-type="string">
            <text:p>Draw all the mini cubes which go in direction B(ack) up to B=6</text:p>
          </table:table-cell>
          <table:table-cell table:number-columns-repeated="3"/>
          <table:table-cell table:style-name="ce4"/>
        </table:table-row>
        <table:table-row table:style-name="ro2">
          <table:table-cell table:style-name="ce2" office:value-type="string" calcext:value-type="string">
            <text:p>draw_minicubes('B',6)</text:p>
          </table:table-cell>
          <table:table-cell office:value-type="string" calcext:value-type="string">
            <text:p>Draw all the mini cubes which go in direction B(ack) up to B=6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 calcext:value-type="string">
            <text:p>screen_functions/</text:p>
          </table:table-cell>
          <table:table-cell table:number-columns-repeated="3"/>
          <table:table-cell table:style-name="ce4"/>
        </table:table-row>
        <table:table-row table:style-name="ro1">
          <table:table-cell/>
          <table:table-cell office:value-type="string" calcext:value-type="string">
            <text:p>set global_draw_axis[0] to B &amp; [1] to 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redo_space(ABC,abc_top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A-&gt;redo_space_a(ABC,abc_top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-&gt;redo_space_b(ABC,abc_top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-&gt;redo_space_c(ABC,abc_top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redo_space_a(ABC,abc_top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r_cube_space()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ndex = make_HTU_number(a_value,b_value,c_value)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mp_cube = mini_cubes[index]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be_draw_H_TML(temp_cube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4:24:43.870000000</meta:creation-date>
    <dc:date>2018-01-21T15:02:59.803000000</dc:date>
    <meta:editing-duration>PT6M25S</meta:editing-duration>
    <meta:editing-cycles>1</meta:editing-cycles>
    <meta:document-statistic meta:table-count="1" meta:cell-count="16" meta:object-count="0"/>
    <meta:generator>LibreOffice/4.1.1.2$Windows_x86 LibreOffice_project/7e4286b58adc75a14f6d83f53a03b6c11fa2903</meta:generator>
  </office:meta>
</office:document-meta>
</file>